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Verdana1" svg:font-family="Verdan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028cm" fo:margin-left="0.176cm" table:align="left" style:writing-mode="lr-tb"/>
    </style:style>
    <style:style style:name="Tabela1.A" style:family="table-column">
      <style:table-column-properties style:column-width="1.058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9.737cm"/>
    </style:style>
    <style:style style:name="Tabela1.A1" style:family="table-cell">
      <style:table-cell-properties style:vertical-align="top" fo:background-color="#3d85c6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1.A4" style:family="table-cell">
      <style:table-cell-properties style:vertical-align="top" fo:padding="0.176cm" fo:border="1pt solid #000000"/>
    </style:style>
    <style:style style:name="Tabela1.B4" style:family="table-cell">
      <style:table-cell-properties style:vertical-align="top" fo:padding="0.176cm" fo:border="1pt solid #000000"/>
    </style:style>
    <style:style style:name="Tabela1.C4" style:family="table-cell">
      <style:table-cell-properties style:vertical-align="top" fo:padding="0.176cm" fo:border="1pt solid #000000"/>
    </style:style>
    <style:style style:name="Tabela2" style:family="table">
      <style:table-properties style:width="15cm" fo:margin-left="0.176cm" table:align="left" style:writing-mode="lr-tb"/>
    </style:style>
    <style:style style:name="Tabela2.A" style:family="table-column">
      <style:table-column-properties style:column-width="4.999cm"/>
    </style:style>
    <style:style style:name="Tabela2.B" style:family="table-column">
      <style:table-column-properties style:column-width="7.038cm"/>
    </style:style>
    <style:style style:name="Tabela2.C" style:family="table-column">
      <style:table-column-properties style:column-width="2.963cm"/>
    </style:style>
    <style:style style:name="Tabela2.A1" style:family="table-cell">
      <style:table-cell-properties style:vertical-align="top" fo:background-color="#3c78d8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C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Tabela2.C4" style:family="table-cell">
      <style:table-cell-properties style:vertical-align="top" fo:padding="0.176cm" fo:border="1pt solid #000000"/>
    </style:style>
    <style:style style:name="Tabela2.A5" style:family="table-cell">
      <style:table-cell-properties style:vertical-align="top" fo:padding="0.176cm" fo:border="1pt solid #000000"/>
    </style:style>
    <style:style style:name="Tabela2.B5" style:family="table-cell">
      <style:table-cell-properties style:vertical-align="top" fo:padding="0.176cm" fo:border="1pt solid #000000"/>
    </style:style>
    <style:style style:name="Tabela2.C5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ffff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.353cm" fo:break-before="auto" fo:break-after="auto" style:writing-mode="lr-tb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15%" fo:text-align="end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>
        <style:tab-stops>
          <style:tab-stop style:position="14.684cm"/>
        </style:tab-stops>
      </style:paragraph-properties>
    </style:style>
    <style:style style:name="P12" style:family="paragraph" style:parent-style-name="Standard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.079cm" fo:margin-right="0cm" fo:text-indent="0cm" style:auto-text-indent="false">
        <style:tab-stops>
          <style:tab-stop style:position="-2.858cm"/>
        </style:tab-stops>
      </style:paragraph-properties>
    </style:style>
    <style:style style:name="P15" style:family="paragraph" style:parent-style-name="Standard">
      <style:paragraph-properties fo:margin-left="0.07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079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132cm" fo:margin-right="0cm" fo:text-indent="-0.079cm" style:auto-text-indent="false">
        <style:tab-stops/>
      </style:paragraph-properties>
    </style:style>
    <style:style style:name="P18" style:family="paragraph" style:parent-style-name="Heading_20_1" style:master-page-name="Standard">
      <style:paragraph-properties style:page-number="auto" fo:break-before="auto" fo:break-after="auto" style:writing-mode="lr-tb"/>
    </style:style>
    <style:style style:name="P19" style:family="paragraph" style:parent-style-name="Heading_20_1">
      <style:paragraph-properties style:writing-mode="lr-tb"/>
    </style:style>
    <style:style style:name="P20" style:family="paragraph" style:parent-style-name="Heading_20_1">
      <style:paragraph-properties fo:break-before="auto" fo:break-after="auto" style:writing-mode="lr-tb"/>
    </style:style>
    <style:style style:name="P21" style:family="paragraph" style:parent-style-name="Heading_20_1">
      <style:paragraph-properties fo:break-before="pag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ffff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22222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0">Como eu alinho o planejamento estratégico</text:h>
      <text:h text:style-name="Standard" text:outline-level="10">Como eu faço para alinhar o que eu devo fazer com o que a empresa quer.</text:h>
      <text:h text:style-name="P14" text:outline-level="10">Toda estratégia deve virar uma ação (um verbo). Exemplo: Estratégia Controle de estoque → Diminuir o custo de estoque.</text:h>
      <text:h text:style-name="P13" text:outline-level="10">Qual a relação entre escopo do projeto e a lista de serviços?</text:h>
      <text:h text:style-name="P17" text:outline-level="10">É uma maneira específica de representar o escopo.</text:h>
      <text:h text:style-name="P17" text:outline-level="10">Serviço é algo que a pessoa entende como valor.</text:h>
      <text:h text:style-name="P17" text:outline-level="10">Determina o escopo na linguagem dele, na terminologia do negócio. A outra pessoa não tem dúvidas com relação ao que será interpretado.</text:h>
      <text:h text:style-name="P15" text:outline-level="10">Por que ao invés da lista de serviços você não faz a lista de requisitos?</text:h>
      <text:h text:style-name="P16" text:outline-level="10">A comunicação é mais fácil e você não utilizará jargãos</text:h>
      <text:h text:style-name="P16" text:outline-level="10">O requisito leva tempo para ser levantado.</text:h>
      <text:h text:style-name="P16" text:outline-level="10">O escopo não está fechado na lista de serviços</text:h>
      <text:h text:style-name="P15" text:outline-level="10">Quem é quem no BSC?</text:h>
      <text:h text:style-name="P16" text:outline-level="10">Stakeholders mandam no BSC (Donos, clientes, fornecedores etc.)</text:h>
      <text:h text:style-name="P19" text:outline-level="10">Empresa</text:h>
      <text:p text:style-name="P7">Transpetro</text:p>
      <text:p text:style-name="P6">Empresa foi criada em 12 de junho de 1998, considerada a maior armadora da América Latina e principal empresa de logística e transportes brasileira. <text:s/>A atividade da Transpetro une as áreas de produção, refino e distribuição do Sistema Petrobras e se estende à importação e exportação de petróleo e derivados, gás e etanol. Além da Petrobras, seu principal cliente, a Transpetro presta serviços a diversas distribuidoras e à indústria petroquímica.</text:p>
      <text:h text:style-name="P20" text:outline-level="10"><text:bookmark text:name="h.bnt5hjyeaa1g"/>Projeto de TI</text:h>
      <text:p text:style-name="P8">SGCL - Sistema de Controle e Gestão de Contratação por Licitação.</text:p>
      <text:h text:style-name="P20" text:outline-level="10">Objetivo de Negócio</text:h>
      <text:p text:style-name="P6"><text:span text:style-name="T1">Redução</text:span><text:span text:style-name="T1"> </text:span><text:span text:style-name="T1">de</text:span><text:span text:style-name="T1"> </text:span><text:span text:style-name="T1">Custo</text:span><text:span text:style-name="T1"> </text:span><text:span text:style-name="T1">de</text:span><text:span text:style-name="T1"> </text:span><text:span text:style-name="T1">Transporte</text:span><text:span text:style-name="T1"> </text:span><text:span text:style-name="T1">de</text:span><text:span text:style-name="T1"> </text:span><text:span text:style-name="T1">Óleo</text:span></text:p>
      <text:p text:style-name="P6">Entre as diversas atividades da Transpetro, vamos destacar, para fins desse estudo de caso, a aquisições de produtos e serviços necessários para a <text:soft-page-break/>construção e modernização de navios de transporte de óleo. Mais especificamente trataremos o problema de elevação de custos de construção devido a problemas causados por falhas e atrasos no processo licitatório da empresa.</text:p>
      <text:p text:style-name="P6">Sabemos que o atraso causa:</text:p>
      <text:list xml:id="list1737999798" text:style-name="LS1">
        <text:list-item>
          <text:p text:style-name="P10"><text:span text:style-name="T2">Multas</text:span><text:span text:style-name="T2"> </text:span><text:span text:style-name="T2">contratuais</text:span><text:span text:style-name="T2"> </text:span><text:span text:style-name="T2">por</text:span><text:span text:style-name="T2"> </text:span><text:span text:style-name="T2">não</text:span><text:span text:style-name="T2"> </text:span><text:span text:style-name="T2">disponibilizar</text:span><text:span text:style-name="T2"> </text:span><text:span text:style-name="T2">transporte</text:span><text:span text:style-name="T2"> </text:span><text:span text:style-name="T2">de</text:span><text:span text:style-name="T2"> </text:span><text:span text:style-name="T2">óleo</text:span><text:span text:style-name="T2"> </text:span><text:span text:style-name="T2">em</text:span><text:span text:style-name="T2"> </text:span><text:span text:style-name="T2">tempo</text:span><text:span text:style-name="T2"> </text:span><text:span text:style-name="T2">hábil</text:span><text:span text:style-name="T2">;</text:span></text:p>
        </text:list-item>
        <text:list-item>
          <text:p text:style-name="P10"><text:span text:style-name="T2">Elevação</text:span><text:span text:style-name="T2"> </text:span><text:span text:style-name="T2">de</text:span><text:span text:style-name="T2"> </text:span><text:span text:style-name="T2">custos</text:span><text:span text:style-name="T2">, </text:span><text:span text:style-name="T2">pois</text:span><text:span text:style-name="T2"> </text:span><text:span text:style-name="T2">há</text:span><text:span text:style-name="T2"> </text:span><text:span text:style-name="T2">momentos</text:span><text:span text:style-name="T2"> </text:span><text:span text:style-name="T2">em</text:span><text:span text:style-name="T2"> </text:span><text:span text:style-name="T2">que</text:span><text:span text:style-name="T2">:</text:span></text:p>
          <text:list>
            <text:list-item>
              <text:p text:style-name="P10"><text:span text:style-name="T2">Equipamentos</text:span><text:span text:style-name="T2"> </text:span><text:span text:style-name="T2">de</text:span><text:span text:style-name="T2"> </text:span><text:span text:style-name="T2">grande</text:span><text:span text:style-name="T2"> </text:span><text:span text:style-name="T2">porte</text:span><text:span text:style-name="T2"> </text:span><text:span text:style-name="T2">e</text:span><text:span text:style-name="T2"> </text:span><text:span text:style-name="T2">maquinário</text:span><text:span text:style-name="T2"> </text:span><text:span text:style-name="T2">são</text:span><text:span text:style-name="T2"> </text:span><text:span text:style-name="T2">contratados</text:span><text:span text:style-name="T2">, </text:span><text:span text:style-name="T2">porém</text:span><text:span text:style-name="T2"> </text:span><text:span text:style-name="T2">há</text:span><text:span text:style-name="T2"> </text:span><text:span text:style-name="T2">atrasos</text:span><text:span text:style-name="T2"> </text:span><text:span text:style-name="T2">n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ão</text:span><text:span text:style-name="T2">-</text:span><text:span text:style-name="T2">de</text:span><text:span text:style-name="T2">-</text:span><text:span text:style-name="T2">obra</text:span><text:span text:style-name="T2"> </text:span><text:span text:style-name="T2">para</text:span><text:span text:style-name="T2"> </text:span><text:span text:style-name="T2">operar</text:span><text:span text:style-name="T2"> </text:span><text:span text:style-name="T2">esse</text:span><text:span text:style-name="T2"> </text:span><text:span text:style-name="T2">maquinário</text:span><text:span text:style-name="T2">.</text:span></text:p>
            </text:list-item>
            <text:list-item>
              <text:p text:style-name="P10"><text:span text:style-name="T2">Algumas</text:span><text:span text:style-name="T2"> </text:span><text:span text:style-name="T2">vezes</text:span><text:span text:style-name="T2"> </text:span><text:span text:style-name="T2">o</text:span><text:span text:style-name="T2"> </text:span><text:span text:style-name="T2">contrário</text:span><text:span text:style-name="T2"> </text:span><text:span text:style-name="T2">também</text:span><text:span text:style-name="T2"> </text:span><text:span text:style-name="T2">acontece</text:span><text:span text:style-name="T2"> </text:span><text:span text:style-name="T2">contrata</text:span><text:span text:style-name="T2">-</text:span><text:span text:style-name="T2">se</text:span><text:span text:style-name="T2"> </text:span><text:span text:style-name="T2">mão</text:span><text:span text:style-name="T2">-</text:span><text:span text:style-name="T2">de</text:span><text:span text:style-name="T2">-</text:span><text:span text:style-name="T2">obra</text:span><text:span text:style-name="T2"> </text:span><text:span text:style-name="T2">antes</text:span><text:span text:style-name="T2"> </text:span><text:span text:style-name="T2">d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aquinário</text:span><text:span text:style-name="T2">.</text:span></text:p>
            </text:list-item>
          </text:list>
        </text:list-item>
        <text:list-item>
          <text:p text:style-name="P10"><text:span text:style-name="T2">Perdas</text:span><text:span text:style-name="T2"> </text:span><text:span text:style-name="T2">financeiras</text:span><text:span text:style-name="T2">, </text:span><text:span text:style-name="T2">pois</text:span><text:span text:style-name="T2"> </text:span><text:span text:style-name="T2">algumas</text:span><text:span text:style-name="T2"> </text:span><text:span text:style-name="T2">empresas</text:span><text:span text:style-name="T2"> </text:span><text:span text:style-name="T2">clientes</text:span><text:span text:style-name="T2"> </text:span><text:span text:style-name="T2">acabam</text:span><text:span text:style-name="T2"> </text:span><text:span text:style-name="T2">contratando</text:span><text:span text:style-name="T2"> </text:span><text:span text:style-name="T2">outras</text:span><text:span text:style-name="T2"> </text:span><text:span text:style-name="T2">transportadoras</text:span><text:span text:style-name="T2">.</text:span></text:p>
        </text:list-item>
      </text:list>
      <text:h text:style-name="P20" text:outline-level="10"/>
      <text:h text:style-name="P21" text:outline-level="10">Indicadores</text:h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ID</text:p>
          </table:table-cell>
          <table:table-cell table:style-name="Tabela1.A1" office:value-type="string">
            <text:p text:style-name="P3">Descrição</text:p>
          </table:table-cell>
          <table:table-cell table:style-name="Tabela1.A1" office:value-type="string">
            <text:p text:style-name="P3">Comentários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B2" office:value-type="string">
            <text:p text:style-name="P2"><text:span text:style-name="T4">Custo</text:span><text:span text:style-name="T4"> </text:span><text:span text:style-name="T4">médio</text:span><text:span text:style-name="T4"> </text:span><text:span text:style-name="T4">diário</text:span><text:span text:style-name="T4"> </text:span><text:span text:style-name="T4">parado</text:span></text:p>
          </table:table-cell>
          <table:table-cell table:style-name="Tabela1.C2" office:value-type="string">
            <text:p text:style-name="P2"><text:span text:style-name="T2">Custo</text:span><text:span text:style-name="T2"> </text:span><text:span text:style-name="T2">médio</text:span><text:span text:style-name="T2"> </text:span><text:span text:style-name="T2">diário</text:span><text:span text:style-name="T2"> </text:span><text:span text:style-name="T2">de</text:span><text:span text:style-name="T2"> </text:span><text:span text:style-name="T2">serviço</text:span><text:span text:style-name="T2"> </text:span><text:span text:style-name="T2">parado</text:span><text:span text:style-name="T2"> </text:span><text:span text:style-name="T2">causado</text:span><text:span text:style-name="T2"> </text:span><text:span text:style-name="T2">pel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aquinário</text:span><text:span text:style-name="T2"> </text:span><text:span text:style-name="T2">sem</text:span><text:span text:style-name="T2"> </text:span><text:span text:style-name="T2">pessoal</text:span><text:span text:style-name="T2"> </text:span><text:span text:style-name="T2">ou</text:span><text:span text:style-name="T2"> </text:span><text:span text:style-name="T2">pessoal</text:span><text:span text:style-name="T2"> </text:span><text:span text:style-name="T2">sem</text:span><text:span text:style-name="T2"> </text:span><text:span text:style-name="T2">maquinário</text:span><text:span text:style-name="T2"> </text:span><text:span text:style-name="T2">por</text:span><text:span text:style-name="T2"> </text:span><text:span text:style-name="T2">navio</text:span><text:span text:style-name="T2"> </text:span><text:span text:style-name="T2">construído</text:span><text:span text:style-name="T2">.</text:span></text:p>
          </table:table-cell>
        </table:table-row>
        <table:table-row>
          <table:table-cell table:style-name="Tabela1.A3" office:value-type="string">
            <text:p text:style-name="P4">2</text:p>
          </table:table-cell>
          <table:table-cell table:style-name="Tabela1.B3" office:value-type="string">
            <text:p text:style-name="P2"><text:span text:style-name="T2">Média</text:span><text:span text:style-name="T2"> </text:span><text:span text:style-name="T2">de</text:span><text:span text:style-name="T2"> </text:span><text:span text:style-name="T2">desvio</text:span><text:span text:style-name="T2"> </text:span><text:span text:style-name="T2">de</text:span><text:span text:style-name="T2"> </text:span><text:span text:style-name="T2">Custo</text:span><text:span text:style-name="T2"> </text:span><text:span text:style-name="T2">nas</text:span><text:span text:style-name="T2"> </text:span><text:span text:style-name="T2">contratações</text:span><text:span text:style-name="T2"> </text:span><text:span text:style-name="T2">de</text:span><text:span text:style-name="T2"> </text:span><text:span text:style-name="T2">emergência</text:span></text:p>
          </table:table-cell>
          <table:table-cell table:style-name="Tabela1.C3" office:value-type="string">
            <text:p text:style-name="P2"><text:span text:style-name="T2">Diferença</text:span><text:span text:style-name="T2"> </text:span><text:span text:style-name="T2">entre</text:span><text:span text:style-name="T2"> </text:span><text:span text:style-name="T2">o</text:span><text:span text:style-name="T2"> </text:span><text:span text:style-name="T2">preço</text:span><text:span text:style-name="T2"> </text:span><text:span text:style-name="T2">previsto</text:span><text:span text:style-name="T2"> </text:span><text:span text:style-name="T2">em</text:span><text:span text:style-name="T2"> </text:span><text:span text:style-name="T2">uma</text:span><text:span text:style-name="T2"> </text:span><text:span text:style-name="T2">licitação</text:span><text:span text:style-name="T2"> </text:span><text:span text:style-name="T2">no</text:span><text:span text:style-name="T2"> </text:span><text:span text:style-name="T2">prazo</text:span><text:span text:style-name="T2"> </text:span><text:span text:style-name="T2">e</text:span><text:span text:style-name="T2"> </text:span><text:span text:style-name="T2">o</text:span><text:span text:style-name="T2"> </text:span><text:span text:style-name="T2">efetivamente</text:span><text:span text:style-name="T2"> </text:span><text:span text:style-name="T2">preço</text:span><text:span text:style-name="T2"> </text:span><text:span text:style-name="T2">pago</text:span><text:span text:style-name="T2"> </text:span><text:span text:style-name="T2">em</text:span><text:span text:style-name="T2"> </text:span><text:span text:style-name="T2">uma</text:span><text:span text:style-name="T2"> </text:span><text:span text:style-name="T2">licitação</text:span><text:span text:style-name="T2"> </text:span><text:span text:style-name="T2">de</text:span><text:span text:style-name="T2"> </text:span><text:span text:style-name="T2">emergência</text:span><text:span text:style-name="T2"> (</text:span><text:span text:style-name="T2">tratamento</text:span><text:span text:style-name="T2"> </text:span><text:span text:style-name="T2">de</text:span><text:span text:style-name="T2"> </text:span><text:span text:style-name="T2">risco</text:span><text:span text:style-name="T2"> </text:span><text:span text:style-name="T2">de</text:span><text:span text:style-name="T2"> </text:span><text:span text:style-name="T2">atraso</text:span><text:span text:style-name="T2">) </text:span><text:span text:style-name="T2">por</text:span><text:span text:style-name="T2"> </text:span><text:span text:style-name="T2">navio</text:span><text:span text:style-name="T2">. </text:span></text:p>
          </table:table-cell>
        </table:table-row>
        <table:table-row>
          <table:table-cell table:style-name="Tabela1.A4" office:value-type="string">
            <text:p text:style-name="P4">3</text:p>
          </table:table-cell>
          <table:table-cell table:style-name="Tabela1.B4" office:value-type="string">
            <text:p text:style-name="P2"><text:span text:style-name="T4">Tempo</text:span><text:span text:style-name="T4"> </text:span><text:span text:style-name="T4">total</text:span><text:span text:style-name="T4"> </text:span><text:span text:style-name="T4">entre</text:span><text:span text:style-name="T4"> </text:span><text:span text:style-name="T4">a</text:span><text:span text:style-name="T4"> </text:span><text:span text:style-name="T4">solicitação</text:span><text:span text:style-name="T4"> </text:span><text:span text:style-name="T4">e</text:span><text:span text:style-name="T4"> </text:span><text:span text:style-name="T4">a</text:span><text:span text:style-name="T4"> </text:span><text:span text:style-name="T4">entrega</text:span><text:span text:style-name="T4"> </text:span><text:span text:style-name="T4">do</text:span><text:span text:style-name="T4"> </text:span><text:span text:style-name="T4">serviço</text:span></text:p>
          </table:table-cell>
          <table:table-cell table:style-name="Tabela1.C4" office:value-type="string">
            <text:p text:style-name="P2"><text:span text:style-name="T2">Período</text:span><text:span text:style-name="T2"> </text:span><text:span text:style-name="T2">total</text:span><text:span text:style-name="T2"> </text:span><text:span text:style-name="T2">do</text:span><text:span text:style-name="T2"> </text:span><text:span text:style-name="T2">processo</text:span><text:span text:style-name="T2"> </text:span><text:span text:style-name="T2">de</text:span><text:span text:style-name="T2"> </text:span><text:span text:style-name="T2">aquisição</text:span><text:span text:style-name="T2"> </text:span><text:span text:style-name="T2">desde</text:span><text:span text:style-name="T2"> </text:span><text:span text:style-name="T2">que</text:span><text:span text:style-name="T2"> </text:span><text:span text:style-name="T2">um</text:span><text:span text:style-name="T2"> </text:span><text:span text:style-name="T2">produto</text:span><text:span text:style-name="T2"> </text:span><text:span text:style-name="T2">ou</text:span><text:span text:style-name="T2"> </text:span><text:span text:style-name="T2">serviço</text:span><text:span text:style-name="T2"> </text:span><text:span text:style-name="T2">é</text:span><text:span text:style-name="T2"> </text:span><text:span text:style-name="T2">solicitado</text:span><text:span text:style-name="T2"> </text:span><text:span text:style-name="T2">até</text:span><text:span text:style-name="T2"> </text:span><text:span text:style-name="T2">o</text:span><text:span text:style-name="T2"> </text:span><text:span text:style-name="T2">seu</text:span><text:span text:style-name="T2"> </text:span><text:span text:style-name="T2">recebimento</text:span><text:span text:style-name="T2">.</text:span></text:p>
          </table:table-cell>
        </table:table-row>
      </table:table>
      <text:h text:style-name="P20" text:outline-level="10"><text:bookmark text:name="h.7x3xtwywqy2"/>Ações</text:h>
      <text:p text:style-name="P11">Implementação e Implantação do SGCL - Sistema de Controle e Gestão de Contratação por Licitação. </text:p>
      <text:h text:style-name="P20" text:outline-level="10"><text:bookmark text:name="h.ou3t0rvjvsuu"/>Lista de Serviços</text:h>
      <text:p text:style-name="P5">Divisão de entrega por módulo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Módulo</text:p>
          </table:table-cell>
          <table:table-cell table:style-name="Tabela2.A1" office:value-type="string">
            <text:p text:style-name="P1"><text:span text:style-name="T3">Valor</text:span><text:span text:style-name="T3"> </text:span><text:span text:style-name="T3">agregado</text:span><text:span text:style-name="T3"> </text:span><text:span text:style-name="T3">para</text:span><text:span text:style-name="T3"> </text:span><text:span text:style-name="T3">o</text:span><text:span text:style-name="T3"> </text:span><text:span text:style-name="T3">negócio</text:span><text:span text:style-name="T3"> </text:span><text:span text:style-name="T3">por</text:span><text:span text:style-name="T3"> </text:span><text:span text:style-name="T3">módulo</text:span><text:span text:style-name="T3"> </text:span><text:span text:style-name="T3">do</text:span><text:span text:style-name="T3"> </text:span><text:span text:style-name="T3">sistema</text:span></text:p>
          </table:table-cell>
          <table:table-cell table:style-name="Tabela2.A1" office:value-type="string">
            <text:p text:style-name="P3">Relevância</text:p>
          </table:table-cell>
        </table:table-row>
        <table:table-row>
          <table:table-cell table:style-name="Tabela2.A2" office:value-type="string">
            <text:p text:style-name="P4">Licitação</text:p>
          </table:table-cell>
          <table:table-cell table:style-name="Tabela2.B2" office:value-type="string">
            <text:p text:style-name="P4">60 %</text:p>
          </table:table-cell>
          <table:table-cell table:style-name="Tabela2.C2" office:value-type="string">
            <text:p text:style-name="P4">Essencial</text:p>
          </table:table-cell>
        </table:table-row>
        <table:table-row>
          <table:table-cell table:style-name="Tabela2.A3" office:value-type="string">
            <text:p text:style-name="P2"><text:span text:style-name="T2">Abertura</text:span><text:span text:style-name="T2"> </text:span><text:span text:style-name="T2">e</text:span><text:span text:style-name="T2"> </text:span><text:span text:style-name="T2">Análise</text:span><text:span text:style-name="T2"> </text:span><text:span text:style-name="T2">da</text:span><text:span text:style-name="T2"> </text:span><text:span text:style-name="T2">Propostas</text:span></text:p>
          </table:table-cell>
          <table:table-cell table:style-name="Tabela2.B3" office:value-type="string">
            <text:p text:style-name="P4">20 %</text:p>
          </table:table-cell>
          <table:table-cell table:style-name="Tabela2.C3" office:value-type="string">
            <text:p text:style-name="P2"><text:span text:style-name="T2">Muito</text:span><text:span text:style-name="T2"> </text:span><text:span text:style-name="T2">importante</text:span></text:p>
          </table:table-cell>
        </table:table-row>
        <table:table-row>
          <table:table-cell table:style-name="Tabela2.A4" office:value-type="string">
            <text:p text:style-name="P4">Contratação</text:p>
          </table:table-cell>
          <table:table-cell table:style-name="Tabela2.B4" office:value-type="string">
            <text:p text:style-name="P4">15 %</text:p>
          </table:table-cell>
          <table:table-cell table:style-name="Tabela2.C4" office:value-type="string">
            <text:p text:style-name="P4">Importante</text:p>
          </table:table-cell>
        </table:table-row>
        <table:table-row>
          <table:table-cell table:style-name="Tabela2.A5" office:value-type="string">
            <text:p text:style-name="P2"><text:span text:style-name="T2">Cadastro de Fornecedores de produtos e serviços</text:span></text:p>
          </table:table-cell>
          <table:table-cell table:style-name="Tabela2.B5" office:value-type="string">
            <text:p text:style-name="P4">5%</text:p>
          </table:table-cell>
          <table:table-cell table:style-name="Tabela2.C5" office:value-type="string">
            <text:p text:style-name="P4">Relevant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Verdana1" svg:font-family="Verdan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cm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714cm"/>
        <style:text-properties style:font-name="Verdana"/>
      </text:list-level-style-bullet>
      <text:list-level-style-bullet text:level="2" text:style-name="List1Level1" text:bullet-char="○">
        <style:list-level-properties text:space-before="1.905cm" text:min-label-width="0.714cm"/>
        <style:text-properties style:font-name="Courier New1"/>
      </text:list-level-style-bullet>
      <text:list-level-style-bullet text:level="3" text:style-name="List1Level2" text:bullet-char="■">
        <style:list-level-properties text:min-label-width="3.889cm" text:min-label-distance="0.397cm" fo:text-align="end"/>
        <style:text-properties style:font-name="Verdana"/>
      </text:list-level-style-bullet>
      <text:list-level-style-bullet text:level="4" text:style-name="List1Level3" text:bullet-char="●">
        <style:list-level-properties text:space-before="4.445cm" text:min-label-width="0.714cm"/>
        <style:text-properties style:font-name="Verdana"/>
      </text:list-level-style-bullet>
      <text:list-level-style-bullet text:level="5" text:style-name="List1Level4" text:bullet-char="○">
        <style:list-level-properties text:space-before="5.715cm" text:min-label-width="0.714cm"/>
        <style:text-properties style:font-name="Courier New1"/>
      </text:list-level-style-bullet>
      <text:list-level-style-bullet text:level="6" text:style-name="List1Level5" text:bullet-char="■">
        <style:list-level-properties text:min-label-width="7.699cm" text:min-label-distance="0.397cm" fo:text-align="end"/>
        <style:text-properties style:font-name="Verdana"/>
      </text:list-level-style-bullet>
      <text:list-level-style-bullet text:level="7" text:style-name="List1Level6" text:bullet-char="●">
        <style:list-level-properties text:space-before="8.255cm" text:min-label-width="0.714cm"/>
        <style:text-properties style:font-name="Verdana"/>
      </text:list-level-style-bullet>
      <text:list-level-style-bullet text:level="8" text:style-name="List1Level7" text:bullet-char="○">
        <style:list-level-properties text:space-before="9.525cm" text:min-label-width="0.714cm"/>
        <style:text-properties style:font-name="Courier New1"/>
      </text:list-level-style-bullet>
      <text:list-level-style-bullet text:level="9" text:style-name="List1Level8" text:bullet-char="■">
        <style:list-level-properties text:min-label-width="11.509cm" text:min-label-distance="0.397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15%" fo:text-align="end" style:justify-single-word="false" fo:text-indent="0cm" style:auto-text-indent="false" style:page-number="auto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4</meta:editing-cycles>
    <dc:date>2012-05-15T21:34:17</dc:date>
    <meta:editing-duration>PT31M27S</meta:editing-duration>
    <meta:document-statistic meta:table-count="2" meta:image-count="0" meta:object-count="0" meta:page-count="3" meta:paragraph-count="60" meta:word-count="526" meta:character-count="3212" meta:non-whitespace-character-count="2748"/>
  </office:meta>
</office:document-meta>
</file>